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Arharoni" svg:font-family="Arharoni"/>
    <style:font-face style:name="Ariaharoni" svg:font-family="Ariaharoni"/>
    <style:font-face style:name="Arialharoni" svg:font-family="Arialharoni"/>
    <style:font-face style:name="Ariharoni" svg:font-family="Ariharoni"/>
    <style:font-face style:name="Tahoma1" svg:font-family="Tahoma"/>
    <style:font-face style:name="Times New Roman1" svg:font-family="'Times New Roman'"/>
    <style:font-face style:name="Aharoni" svg:font-family="Aharoni" style:font-pitch="variable"/>
    <style:font-face style:name="Arial3"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2" style:family="paragraph" style:parent-style-name="Heading">
      <style:text-properties style:font-name="Arial1" style:font-name-asian="Arial1" style:font-name-complex="Arial1"/>
    </style:style>
    <style:style style:name="P3" style:family="paragraph" style:parent-style-name="Default_20_Text">
      <style:text-properties style:font-name="Arial1" style:font-name-asian="Arial1" style:font-name-complex="Arial1"/>
    </style:style>
    <style:style style:name="P4" style:family="paragraph" style:parent-style-name="Default_20_Text">
      <style:paragraph-properties fo:margin-left="0.2181in" fo:margin-right="0in" fo:text-indent="0in" style:auto-text-indent="false"/>
      <style:text-properties style:font-name="Arial1" style:font-name-asian="Arial1" style:font-name-complex="Arial1"/>
    </style:style>
    <style:style style:name="P6" style:family="paragraph" style:parent-style-name="Default_20_Text">
      <style:paragraph-properties fo:margin-left="0.2181in" fo:margin-right="0in" fo:text-indent="0in" style:auto-text-indent="false"/>
      <style:text-properties style:font-name="Arial1" fo:font-weight="bold" style:font-name-asian="Arial1" style:font-weight-asian="bold" style:font-name-complex="Arial1" style:font-weight-complex="bold"/>
    </style:style>
    <style:style style:name="P8" style:family="paragraph" style:parent-style-name="Heading_20_1">
      <style:text-properties style:font-name="Arial1" style:font-name-asian="Arial1" style:font-name-complex="Arial1"/>
    </style:style>
    <style:style style:name="P9" style:family="paragraph" style:parent-style-name="Default_20_Text">
      <style:text-properties style:font-name="Arial1" fo:font-weight="bold" style:font-name-asian="Arial1" style:font-weight-asian="bold" style:font-name-complex="Arial1" style:font-weight-complex="bold"/>
    </style:style>
    <style:style style:name="P10" style:family="paragraph" style:parent-style-name="Default_20_Text">
      <style:paragraph-properties fo:margin-left="0.2083in" fo:margin-right="0in" fo:text-indent="0in" style:auto-text-indent="false"/>
      <style:text-properties style:font-name="Arial1" style:font-name-asian="Arial1" style:font-name-complex="Arial1"/>
    </style:style>
    <style:style style:name="P11" style:family="paragraph" style:parent-style-name="Default_20_Text">
      <style:paragraph-properties fo:margin-left="0.2283in" fo:margin-right="0in" fo:text-indent="0in" style:auto-text-indent="false"/>
      <style:text-properties style:font-name="Arial1" style:font-name-asian="Arial1" style:font-name-complex="Arial1"/>
    </style:style>
    <style:style style:name="P12" style:family="paragraph" style:parent-style-name="Default_20_Text">
      <style:paragraph-properties fo:margin-left="0.2382in" fo:margin-right="0in" fo:text-indent="0in" style:auto-text-indent="false"/>
      <style:text-properties style:font-name="Arial1" style:font-name-asian="Arial1" style:font-name-complex="Arial1"/>
    </style:style>
    <style:style style:name="P13" style:family="paragraph" style:parent-style-name="Default_20_Text">
      <style:paragraph-properties fo:margin-left="0.4862in" fo:margin-right="0in" fo:text-indent="0in" style:auto-text-indent="false"/>
      <style:text-properties style:font-name="Arial1" style:font-name-asian="Arial1" style:font-name-complex="Arial1"/>
    </style:style>
    <style:style style:name="P14" style:family="paragraph" style:parent-style-name="Default_20_Text">
      <style:paragraph-properties fo:margin-left="0.1984in" fo:margin-right="0in" fo:text-indent="0in" style:auto-text-indent="false"/>
      <style:text-properties style:font-name="Arial1" style:font-name-asian="Arial1" style:font-name-complex="Arial1"/>
    </style:style>
    <style:style style:name="P15" style:family="paragraph" style:parent-style-name="Default_20_Text">
      <style:paragraph-properties fo:margin-left="0.4465in" fo:margin-right="0in" fo:text-indent="0in" style:auto-text-indent="false">
        <style:tab-stops>
          <style:tab-stop style:position="0.2575in"/>
        </style:tab-stops>
      </style:paragraph-properties>
      <style:text-properties style:font-name="Arial1" style:font-name-asian="Arial1" style:font-name-complex="Arial1"/>
    </style:style>
    <style:style style:name="P16" style:family="paragraph" style:parent-style-name="Default_20_Text">
      <style:paragraph-properties fo:margin-left="0.4465in" fo:margin-right="0in" fo:text-indent="0in" style:auto-text-indent="false"/>
      <style:text-properties style:font-name="Arial1" style:font-name-asian="Arial1" style:font-name-complex="Arial1"/>
    </style:style>
    <style:style style:name="P17" style:family="paragraph" style:parent-style-name="Default_20_Text">
      <style:paragraph-properties fo:margin-left="0.2083in" fo:margin-right="0in" fo:text-indent="0.248in" style:auto-text-indent="false"/>
      <style:text-properties style:font-name="Arial1" style:font-name-asian="Arial1" style:font-name-complex="Arial1"/>
    </style:style>
    <style:style style:name="P18" style:family="paragraph" style:parent-style-name="Default_20_Text">
      <style:paragraph-properties fo:margin-left="0.2083in" fo:margin-right="0in" fo:text-indent="0in" style:auto-text-indent="false"/>
      <style:text-properties style:font-name="Arial1" fo:font-weight="bold" style:font-name-asian="Arial1" style:font-weight-asian="bold" style:font-name-complex="Arial1" style:font-weight-complex="bold"/>
    </style:style>
    <style:style style:name="P19" style:family="paragraph" style:parent-style-name="Default_20_Text">
      <style:paragraph-properties fo:margin-left="0.4563in" fo:margin-right="0in" fo:text-indent="0in" style:auto-text-indent="false"/>
      <style:text-properties style:font-name="Arial1" style:font-name-asian="Arial1" style:font-name-complex="Arial1"/>
    </style:style>
    <style:style style:name="P20" style:family="paragraph" style:parent-style-name="Default_20_Text">
      <style:paragraph-properties fo:margin-left="0.4366in" fo:margin-right="0in" fo:text-indent="0in" style:auto-text-indent="false"/>
      <style:text-properties style:font-name="Arial1" style:font-name-asian="Arial1" style:font-name-complex="Arial1"/>
    </style:style>
    <style:style style:name="P22" style:family="paragraph" style:parent-style-name="Default_20_Text">
      <style:paragraph-properties fo:margin-left="0.4764in" fo:margin-right="0in" fo:text-indent="0in" style:auto-text-indent="false"/>
      <style:text-properties style:font-name="Arial1" style:font-name-asian="Arial1" style:font-name-complex="Arial1"/>
    </style:style>
    <style:style style:name="P23" style:family="paragraph" style:parent-style-name="Text_20_Body_20_Single" style:list-style-name="L2">
      <style:text-properties style:font-name="Arial1" style:font-name-asian="Arial1" style:font-name-complex="Arial1"/>
    </style:style>
    <style:style style:name="T5"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21" style:family="text">
      <style:text-properties fo:font-style="italic" style:font-style-asian="italic" style:font-style-complex="italic"/>
    </style:style>
    <text:list-style style:name="L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files Fetcher Structure</text:p>
      <text:p text:style-name="P3">Author: Scott Murphree</text:p>
      <text:p text:style-name="P3"/>
      <text:p text:style-name="P4">This document outlines the structure of the Fetcher code. All non-network-specific code can be found in <text:span text:style-name="T5">fetcher.js</text:span>.</text:p>
      <text:p text:style-name="P4"/>
      <text:p text:style-name="P4">A lot of the look of the widget is configured in <text:span text:style-name="T5">fetcher.css</text:span></text:p>
      <text:p text:style-name="P6"/>
      <text:p text:style-name="P4"><text:span text:style-name="T7">Some basic javadoc style documentation can be found in the </text:span><text:span text:style-name="T5">js_docs_out</text:span> directory. The main file is <text:span text:style-name="T5">index.html</text:span>.</text:p>
      <text:p text:style-name="P4"/>
      <text:p text:style-name="P4">Resource strings for the widget can be found in <text:span text:style-name="T5">resources-general.properties.txt</text:span></text:p>
      <text:h text:style-name="P8" text:outline-level="1">Constructors</text:h>
      <text:p text:style-name="P9">Person</text:p>
      <text:p text:style-name="P10">A very simple class for representing people. Mainly for use with</text:p>
      <text:p text:style-name="P10">displaying results; contains info about invitations.</text:p>
      <text:p text:style-name="P9">Network</text:p>
      <text:p text:style-name="P11">A class representing a network or part of a network from which</text:p>
      <text:p text:style-name="P11">a list of friends/colleagues is fetched. Further description of</text:p>
      <text:p text:style-name="P11">the structure of a network module can be found in the Network Extension Structure section of this document.</text:p>
      <text:p text:style-name="P9">NetworkList</text:p>
      <text:p text:style-name="P11">A list of network modules with code for displaying them in the UI.</text:p>
      <text:p text:style-name="P9">MessageDialog</text:p>
      <text:p text:style-name="P4">A UI component class that displays a dialog for setting invitation messages.</text:p>
      <text:p text:style-name="P9">Fetcher</text:p>
      <text:p text:style-name="P12">The main class. Contains mostly UI code. A Fetcher is instantiated with an id which should be the name of the object it is bound to, i.e.</text:p>
      <text:p text:style-name="P13">f1 = new Fetcher('f1');</text:p>
      <text:p text:style-name="P12">This is an attempt at allowing for multiple instances of the widget on the same page.</text:p>
      <text:h text:style-name="P8" text:outline-level="1">Global Objects</text:h>
      <text:p text:style-name="P9">fetcherUtils</text:p>
      <text:p text:style-name="P10">Contains functions used by the Fetcher class and the network modules.</text:p>
      <text:p text:style-name="P9">FetcherData</text:p>
      <text:p text:style-name="P10">Contains URLs and other data relevant to all instances of Fetcher.</text:p>
      <text:p text:style-name="P10">This is a less-than-perfect solution; these strings should be stored in a configuration file, perhaps profiles.xml.</text:p>
      <text:p text:style-name="P9">Fetcher_networks</text:p>
      <text:p text:style-name="P10">A NetworkList containing all of the active network modules.</text:p>
      <text:h text:style-name="P8" text:outline-level="1">Problems</text:h>
      <text:p text:style-name="P14">The method used for allowing multiple instances of the widget on the same page is not very good, and probably unnecessary; a priority change would be to decide whether it's needed, and if not, how to do away with it. If it is needed, a better method should be used (I can't really think of one).</text:p>
      <text:p text:style-name="P3"><text:s text:c="2"/></text:p>
      <text:p text:style-name="P14">Error handling is sub-par. Often errors are displayed in a pretty raw form that could be confusing to the users. At other times errors merely cause the UI to do odd things.</text:p>
      <text:p text:style-name="P3"><text:s text:c="2"/></text:p>
      <text:p text:style-name="P14">The current implementation uses the old colleagues API, which is limited in that it is impossible to know whether a colleague has already invited but not yet accepted until an invitation is actually attempted.</text:p>
      <text:h text:style-name="P8" text:outline-level="1">Network Extension Structure</text:h>
      <text:p text:style-name="P10">Each network module is an instance of the Network object.</text:p>
      <text:p text:style-name="P10"/>
      <text:p text:style-name="P15">network = new Network("&lt;name&gt;");</text:p>
      <text:p text:style-name="P10"/>
      <text:p text:style-name="P10">Each network must be extended with the function getFriends. If the network</text:p>
      <text:p text:style-name="P10">requires a login, then it should also include a showLogin function.</text:p>
      <text:p text:style-name="P10"/>
      <text:p text:style-name="P10">network.<text:span text:style-name="T5">getFriends</text:span> = function (caller [, extra params]) {...}</text:p>
      <text:p text:style-name="P16">Accesses the network in question and fills the Fetcher friends array with Person objects. If login info is required, use the showLogin function. getFriends is the first function called by the Fetcher on the network.</text:p>
      <text:p text:style-name="P10"><text:s text:c="2"/></text:p>
      <text:p text:style-name="P10">network.<text:span text:style-name="T5">showLogin</text:span> = function (caller [, extra params]) {...}</text:p>
      <text:p text:style-name="P17">Should prompt the user for login credentials.</text:p>
      <text:p text:style-name="P10"><text:s text:c="2"/></text:p>
      <text:p text:style-name="P10">Both functions, when called, are given a reference to the Fetcher object</text:p>
      <text:p text:style-name="P10">that is calling them (caller).</text:p>
      <text:p text:style-name="P10"/>
      <text:p text:style-name="P10">The network module will also need access to some functions and properties in</text:p>
      <text:p text:style-name="P10">the caller object.</text:p>
      <text:p text:style-name="P10"/>
      <text:p text:style-name="P18">caller.friends</text:p>
      <text:p text:style-name="P19">An array of People objects that should be initialized as an empty array at the start of getFriends, and filled with results from the network's friend list.</text:p>
      <text:p text:style-name="P10"><text:s text:c="2"/></text:p>
      <text:p text:style-name="P10"><text:span text:style-name="T5">caller.showForm</text:span>(fields, title)</text:p>
      <text:p text:style-name="P20"><text:span text:style-name="T21">fields</text:span> - An object containing properties describing the fields for the form, <text:tab/><text:tab/>i.e. { username: {type: 'text', title: 'Username'} }</text:p>
      <text:p text:style-name="P20"><text:span text:style-name="T21">title</text:span> – The title of the form itself, i.e. “Profiles Login”</text:p>
      <text:p text:style-name="P20">Only textual/password fields are supported with this function.</text:p>
      <text:p text:style-name="P20">Call this function to show a login form. You can access the values of the fields at fields.&lt;field-name&gt;.field.value.</text:p>
      <text:p text:style-name="P10"><text:s text:c="2"/></text:p>
      <text:p text:style-name="P10"><text:span text:style-name="T5">caller.killForm</text:span>()</text:p>
      <text:p text:style-name="P16">Call this function to hide the login form after successfully retrieving the user's credentials from a form.</text:p>
      <text:p text:style-name="P10"><text:s text:c="2"/></text:p>
      <text:p text:style-name="P10"><text:span text:style-name="T5">caller.toggleLoading</text:span>(show)</text:p>
      <text:p text:style-name="P19"><text:span text:style-name="T21">show</text:span> - optional boolean; true if you want to show, false if you want to hide.</text:p>
      <text:p text:style-name="P19">Call this function to initiate or hide a progress bar.</text:p>
      <text:p text:style-name="P10"><text:s text:c="2"/></text:p>
      <text:p text:style-name="P10"><text:span text:style-name="T5">caller.searchProfiles</text:span>(field, index)</text:p>
      <text:p text:style-name="P22"><text:span text:style-name="T21">field</text:span> - The field (Person property) to search for on Profiles.</text:p>
      <text:p text:style-name="P22"><text:tab/>Valid properties are email, name, and search.</text:p>
      <text:p text:style-name="P22"><text:span text:style-name="T21">index</text:span> - Use 0. searchProfiles is a recursive function and needs the 0 for</text:p>
      <text:p text:style-name="P22">initialization. Call this function after all searching on this network is</text:p>
      <text:p text:style-name="P22">completed, and the friends array has been filled.</text:p>
      <text:h text:style-name="P8" text:outline-level="1">Program Flow</text:h>
      <text:list text:style-name="L2">
        <text:list-item>
          <text:p text:style-name="P23">Network modules are loaded by including their files</text:p>
        </text:list-item>
        <text:list-item>
          <text:p text:style-name="P23">Fetcher object created</text:p>
        </text:list-item>
        <text:list-item>
          <text:p text:style-name="P23">call: fetcher.loadUI- sets up the UI</text:p>
          <text:list>
            <text:list-item>
              <text:p text:style-name="P23">call: fetcherUtils.getXML - gets info on the authenticated user</text:p>
              <text:list>
                <text:list-item>
                  <text:p text:style-name="P23">callback: fetcher.parseProfiles – parses the user's profile info</text:p>
                </text:list-item>
              </text:list>
            </text:list-item>
            <text:list-item>
              <text:p text:style-name="P23">UI construction</text:p>
            </text:list-item>
          </text:list>
        </text:list-item>
        <text:list-item>
          <text:p text:style-name="P23">UI: user selects a network, clicks 'Go'</text:p>
          <text:list>
            <text:list-item>
              <text:p text:style-name="P23">call: fetcher.curNetwork().getFriends</text:p>
              <text:list>
                <text:list-item>
                  <text:p text:style-name="P23">Attempts retrieval of credentials from cookie: fetcherUtils.getUserInfo</text:p>
                  <text:list>
                    <text:list-item>
                      <text:p text:style-name="P23">If no credentials: call: network.showLogin</text:p>
                      <text:list>
                        <text:list-item>
                          <text:p text:style-name="P23">fetcher.resetUI</text:p>
                        </text:list-item>
                        <text:list-item>
                          <text:p text:style-name="P23">fetcher.showForm</text:p>
                        </text:list-item>
                        <text:list-item>
                          <text:p text:style-name="P23">User enters info, clicks 'Login'</text:p>
                        </text:list-item>
                        <text:list-item>
                          <text:p text:style-name="P23">Go to 4.1</text:p>
                        </text:list-item>
                      </text:list>
                    </text:list-item>
                    <text:list-item>
                      <text:p text:style-name="P23">Credentials found</text:p>
                      <text:list>
                        <text:list-item>
                          <text:p text:style-name="P23">The actual process by which the friend list is retrieved can be specific to the network module.</text:p>
                        </text:list-item>
                        <text:list-item>
                          <text:p text:style-name="P23">fetcher.friends populated</text:p>
                        </text:list-item>
                        <text:list-item>
                          <text:p text:style-name="P23">call: fetcher.searchProfiles</text:p>
                          <text:list>
                            <text:list-item>
                              <text:p text:style-name="P23">call: fetcherUtils.getXML – searches with provided information</text:p>
                              <text:list>
                                <text:list-item>
                                  <text:p text:style-name="P23">callback: fetcher.profileMatch</text:p>
                                  <text:list>
                                    <text:list-item>
                                      <text:p text:style-name="P23">call: fetcher.parseProfiles</text:p>
                                    </text:list-item>
                                    <text:list-item>
                                      <text:p text:style-name="P23">call: fetcher.searchProfiles</text:p>
                                    </text:list-item>
                                    <text:list-item>
                                      <text:p text:style-name="P23">calls to fetcher.loading to update progress</text:p>
                                    </text:list-item>
                                    <text:list-item>
                                      <text:p text:style-name="P23">loop on 4.1.1.2.3 until searching is completed</text:p>
                                    </text:list-item>
                                  </text:list>
                                </text:list-item>
                              </text:list>
                            </text:list-item>
                          </text:list>
                        </text:list-item>
                        <text:list-item>
                          <text:p text:style-name="P23"><text:s/>call: fetcher.getColleagues</text:p>
                          <text:list>
                            <text:list-item>
                              <text:p text:style-name="P23">callback: fetcher.processColleagues</text:p>
                              <text:list>
                                <text:list-item>
                                  <text:p text:style-name="P23">fetcher.parseProfiles</text:p>
                                </text:list-item>
                                <text:list-item>
                                  <text:p text:style-name="P23">Matches search results against Colleagues; matches are excluded from invitation.</text:p>
                                </text:list-item>
                              </text:list>
                            </text:list-item>
                          </text:list>
                        </text:list-item>
                        <text:list-item>
                          <text:p text:style-name="P23">Fetcher.displayProfileMatches – displays the resulting list</text:p>
                        </text:list-item>
                      </text:list>
                    </text:list-item>
                  </text:list>
                </text:list-item>
              </text:list>
            </text:list-item>
            <text:list-item>
              <text:p text:style-name="P23"><text:s/>User input</text:p>
              <text:list>
                <text:list-item>
                  <text:p text:style-name="P23">Edit Message</text:p>
                  <text:list>
                    <text:list-item>
                      <text:p text:style-name="P23">call: fetcher.messageDialog.show</text:p>
                      <text:list>
                        <text:list-item>
                          <text:p text:style-name="P23">call: fetcher.messageDialog.save</text:p>
                        </text:list-item>
                        <text:list-item>
                          <text:p text:style-name="P23">call: fetcher.messageDialog.close</text:p>
                        </text:list-item>
                      </text:list>
                    </text:list-item>
                  </text:list>
                </text:list-item>
                <text:list-item>
                  <text:p text:style-name="P23">Invite Selected</text:p>
                  <text:list>
                    <text:list-item>
                      <text:p text:style-name="P23">call: fetcher.sendInvitations</text:p>
                      <text:list>
                        <text:list-item>
                          <text:p text:style-name="P23">call: fetcher.sendFriendRequest</text:p>
                          <text:list>
                            <text:list-item>
                              <text:p text:style-name="P23">callback: fetcher.sendFriendRequest</text:p>
                            </text:list-item>
                            <text:list-item>
                              <text:p text:style-name="P23">Calls to fetcher.loading to update progress</text:p>
                            </text:list-item>
                            <text:list-item>
                              <text:p text:style-name="P23">Loop until all invitations have been sent</text:p>
                            </text:list-item>
                            <text:list-item>
                              <text:p text:style-name="P23">call: fetcher.resetUI</text:p>
                            </text:list-item>
                          </text:list>
                        </text:list-item>
                      </text:list>
                    </text:list-item>
                  </text:list>
                </text:list-item>
                <text:list-item>
                  <text:p text:style-name="P23">Logout</text:p>
                  <text:list>
                    <text:list-item>
                      <text:p text:style-name="P23">call: fetcher.resetUI</text:p>
                    </text:list-item>
                    <text:list-item>
                      <text:p text:style-name="P23">call: network.showLogin</text:p>
                    </text:list-item>
                  </text:list>
                </text:list-item>
              </text:list>
            </text:list-item>
          </text:list>
        </text:list-item>
        <text:list-item>
          <text:p text:style-name="P23">User clicks 'Login'</text:p>
          <text:list>
            <text:list-item>
              <text:p text:style-name="P23">call: fetcher.resetUI</text:p>
            </text:list-item>
            <text:list-item>
              <text:p text:style-name="P23">call: network.showLogi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Arharoni" svg:font-family="Arharoni"/>
    <style:font-face style:name="Ariaharoni" svg:font-family="Ariaharoni"/>
    <style:font-face style:name="Arialharoni" svg:font-family="Arialharoni"/>
    <style:font-face style:name="Ariharoni" svg:font-family="Ariharoni"/>
    <style:font-face style:name="Tahoma1" svg:font-family="Tahoma"/>
    <style:font-face style:name="Times New Roman1" svg:font-family="'Times New Roman'"/>
    <style:font-face style:name="Aharoni" svg:font-family="Aharoni" style:font-pitch="variable"/>
    <style:font-face style:name="Arial3"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3"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3"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Times New Roman1" style:font-name-complex="Tahoma1"/>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Times New Roman1"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299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Win32)</meta:generator>
    <!--645(Build:8693)-->
    <meta:initial-creator>smm2183</meta:initial-creator>
    <meta:creation-date>2008-07-22T15:11:06</meta:creation-date>
    <dc:creator>smm2183</dc:creator>
    <dc:date>2008-07-23T10:55:29</dc:date>
    <dc:language>en-US</dc:language>
    <meta:editing-cycles>2</meta:editing-cycles>
    <meta:editing-duration>PT8M53S</meta:editing-duration>
    <meta:user-defined meta:name="Info 1"/>
    <meta:user-defined meta:name="Info 2"/>
    <meta:user-defined meta:name="Info 3"/>
    <meta:user-defined meta:name="Info 4"/>
    <meta:document-statistic meta:table-count="0" meta:image-count="0" meta:object-count="0" meta:page-count="4" meta:paragraph-count="130" meta:word-count="873" meta:character-count="5882"/>
  </office:meta>
</office:document-meta>
</file>